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Prompt for ChatGPT (Website Co-Development - EntMent &amp; StartupsBoard):</text:span></text:p>
      <text:p text:style-name="Text_20_body">You are assisting in the design and implementation of two nearly identical websites with differing UI/UX philosophies: www.EntMent.com and www.StartupsBoard.com. These sites serve the early-stage startup ecosystem, connecting aspiring entrepreneurs ("Ents") with volunteer advisors/mentors ("Ments") in a structured, map-aware, group-chat-driven environment. You will produce specification documents in OpenOffice text (.odt) format which will be iteratively edited by me (Rick). These documents should include clear descriptions of functionality, templates, workflows, user roles, UI components, and moderation policies.</text:p>
      <text:p text:style-name="Text_20_body">Each site will maintain its own brand identity (EntMent draws from an attached logo/style; StartupsBoard will use a newly generated logo) and they will compete until one proves more popular. After that, the winner will absorb the other, to be publicly framed as a "buyout" during a future social media marketing campaign. </text:p>
      <text:p text:style-name="Horizontal_20_Line"/>
      <text:p text:style-name="Text_20_body"><text:span text:style-name="Strong_20_Emphasis">Specification Document (v1.0 – EntMent.com and StartupsBoard.com)</text:span></text:p>
      <text:p text:style-name="Text_20_body"><text:span text:style-name="Strong_20_Emphasis">1. PURPOSE AND POSITIONING</text:span> EntMent.com and StartupsBoard.com are twin platforms designed to serve early-stage entrepreneurs and their advisors. They enable local, interest-based chat group formation with a strong emphasis on privacy, transparency, voluntary mentorship, and non-commercial collaboration.</text:p>
      <text:p text:style-name="Text_20_body"><text:span text:style-name="Strong_20_Emphasis">2. TARGET USERS</text:span></text:p>
      <text:list xml:id="list3720234138530642095" text:style-name="L1">
        <text:list-item>
          <text:p text:style-name="P1"><text:span text:style-name="Emphasis">Ents</text:span> (Entrepreneurs): Individuals or small teams with startup ideas seeking advice, team members, or strategic support.</text:p>
        </text:list-item>
        <text:list-item>
          <text:p text:style-name="P1"><text:span text:style-name="Emphasis">Ments</text:span> (Mentors): Voluntary advisors offering expertise to startups.</text:p>
        </text:list-item>
        <text:list-item>
          <text:p text:style-name="P1"><text:span text:style-name="Emphasis">Investors</text:span>: Angel investors, encouraged to join as a specialized type of Mentor.</text:p>
        </text:list-item>
      </text:list>
      <text:p text:style-name="Text_20_body"><text:span text:style-name="Strong_20_Emphasis">3. CORE FEATURES</text:span></text:p>
      <text:list xml:id="list2238390385083475078" text:style-name="L2">
        <text:list-item>
          <text:p text:style-name="P2"><text:span text:style-name="Strong_20_Emphasis">User Registration</text:span> (email + map-based location settings)</text:p>
        </text:list-item>
        <text:list-item>
          <text:p text:style-name="P2"><text:span text:style-name="Strong_20_Emphasis">Chat Group Creation &amp; Participation</text:span></text:p>
          <text:list>
            <text:list-item>
              <text:p text:style-name="P2">Ent-owned: pitch decks, confidentiality agreements, private subgroups</text:p>
            </text:list-item>
            <text:list-item>
              <text:p text:style-name="P2">Ment-owned: advisory board strawman, co-mentorship logic</text:p>
            </text:list-item>
          </text:list>
        </text:list-item>
        <text:list-item>
          <text:p text:style-name="P2"><text:span text:style-name="Strong_20_Emphasis">Location-Aware Interface</text:span></text:p>
          <text:list>
            <text:list-item>
              <text:p text:style-name="P2">Users define a commutable territory (default: circle via IP, customizable polygon)</text:p>
            </text:list-item>
          </text:list>
        </text:list-item>
        <text:list-item>
          <text:p text:style-name="P2"><text:span text:style-name="Strong_20_Emphasis">Group Moderation</text:span></text:p>
          <text:list>
            <text:list-item>
              <text:p text:style-name="P2">Originator as default moderator</text:p>
            </text:list-item>
            <text:list-item>
              <text:p text:style-name="P2"><text:soft-page-break/>Assignable co-leaders with override voting rights</text:p>
            </text:list-item>
            <text:list-item>
              <text:p text:style-name="P2">Public vs. Private subgroup dynamics</text:p>
            </text:list-item>
          </text:list>
        </text:list-item>
        <text:list-item>
          <text:p text:style-name="P2"><text:span text:style-name="Strong_20_Emphasis">Document Templates</text:span></text:p>
          <text:list>
            <text:list-item>
              <text:p text:style-name="P2">Ents: pitch deck (3 slides), confidentiality template, non-liability agreement</text:p>
            </text:list-item>
            <text:list-item>
              <text:p text:style-name="P2">Ments: advisory board discussion document (needs better title)</text:p>
            </text:list-item>
          </text:list>
        </text:list-item>
        <text:list-item>
          <text:p text:style-name="P2"><text:span text:style-name="Strong_20_Emphasis">Public and Private Access for Browsing</text:span></text:p>
          <text:list>
            <text:list-item>
              <text:p text:style-name="P2">Unregistered users can browse group metadata and public documents</text:p>
            </text:list-item>
            <text:list-item>
              <text:p text:style-name="P2">Registered users unlock posting and chat features</text:p>
            </text:list-item>
            <text:list-item>
              <text:p text:style-name="P2">Registered users can be granted permission to join a private chat subgroup within the chat group they have already been accepted into </text:p>
            </text:list-item>
          </text:list>
        </text:list-item>
      </text:list>
      <text:p text:style-name="Text_20_body"><text:span text:style-name="Strong_20_Emphasis">4. INTERFACE DIFFERENTIATION (UX Strategy)</text:span></text:p>
      <text:list xml:id="list195876480533647531" text:style-name="L3">
        <text:list-item>
          <text:p text:style-name="P3"><text:span text:style-name="Emphasis">EntMent.com:</text:span> playful, youthful, graphics-forward UI – cartoonish illustrations, light colors, rounded edges</text:p>
        </text:list-item>
        <text:list-item>
          <text:p text:style-name="P3"><text:span text:style-name="Emphasis">StartupsBoard.com:</text:span> structured, professional tone – more text-based, grid layout, subdued palette</text:p>
        </text:list-item>
      </text:list>
      <text:p text:style-name="Text_20_body"><text:span text:style-name="Strong_20_Emphasis">5. DEMO GROUP</text:span> A pinned demonstration chat group with fake users showcases:</text:p>
      <text:list xml:id="list2886323553475686363" text:style-name="L4">
        <text:list-item>
          <text:p text:style-name="P4">Confidentiality 2-stage flow</text:p>
        </text:list-item>
        <text:list-item>
          <text:p text:style-name="P4">Public vs. private chat structure</text:p>
        </text:list-item>
        <text:list-item>
          <text:p text:style-name="P4">Sample document customization</text:p>
        </text:list-item>
      </text:list>
      <text:p text:style-name="Text_20_body"><text:span text:style-name="Strong_20_Emphasis">6. PRIVACY AND DOCUMENT HANDLING</text:span></text:p>
      <text:list xml:id="list8152528819826787769" text:style-name="L5">
        <text:list-item>
          <text:p text:style-name="P5">Uploading replaces templates, with uploaded versions being public domain</text:p>
        </text:list-item>
        <text:list-item>
          <text:p text:style-name="P5">Clearly labelled warnings about confidentiality limitations pre-upload</text:p>
        </text:list-item>
        <text:list-item>
          <text:p text:style-name="P5">Only users who are signed into a private subgroup (via an online NDA) may see the uploads posted into that subgroup</text:p>
        </text:list-item>
      </text:list>
      <text:p text:style-name="Text_20_body"><text:span text:style-name="Strong_20_Emphasis">7. MENT AND ENT DYNAMICS</text:span></text:p>
      <text:list xml:id="list6628616125306405111" text:style-name="L6">
        <text:list-item>
          <text:p text:style-name="P6">Ment-owned groups can be owned by multiple Ents, and they begin with a public strawman Advisory Board Statement</text:p>
        </text:list-item>
        <text:list-item>
          <text:p text:style-name="P6">Ments can co-author documents; but no personal bios, only LinkedIn links</text:p>
        </text:list-item>
        <text:list-item>
          <text:p text:style-name="P6">Ent-owned groups are singularly owned by one Ent, and they begin with a public pitch deck describing the Ent's ambitions and needs, without disclosing proprietary information</text:p>
        </text:list-item>
        <text:list-item>
          <text:p text:style-name="P6">For an Ent to join a Ment-owned group, the Ent must respond to mentorship content, as part of their request for membership. <text:s/>The Ent must become a member of that Ment <text:soft-page-break/>group before the Ent can be promoted by the Ment(s) into the chat group's private chat sub-group</text:p>
        </text:list-item>
        <text:list-item>
          <text:p text:style-name="P6">Ments do not have to respond to Ent content, as part of their request for residence status in an Ent-owned group. <text:s/>Otherwise, Ent groups are open to all registered users who have signed into the group via the Ent group's online confidentiality agreement. <text:s/>However, the Ment must be a resident member of the Ent's group, before they can be promoted by the Ent into the Ent group's private chat sub-group. </text:p>
        </text:list-item>
      </text:list>
      <text:p text:style-name="Text_20_body"><text:span text:style-name="Strong_20_Emphasis">8. INVESTOR ROLE</text:span></text:p>
      <text:list xml:id="list3979376437434695478" text:style-name="L7">
        <text:list-item>
          <text:p text:style-name="P7">Specialized Mentor status</text:p>
        </text:list-item>
        <text:list-item>
          <text:p text:style-name="P7">Access to investment resource area (external references + summaries)</text:p>
        </text:list-item>
        <text:list-item>
          <text:p text:style-name="P7">"Intent to Donate" agreement, optional, unenforced, demonstrated benefit before donations solicited </text:p>
        </text:list-item>
      </text:list>
      <text:p text:style-name="Text_20_body"><text:span text:style-name="Strong_20_Emphasis">9. CHAT GROUP GOVERNANCE</text:span></text:p>
      <text:list xml:id="list4527532007523244356" text:style-name="L8">
        <text:list-item>
          <text:p text:style-name="P8">Chat group founder has initial control</text:p>
        </text:list-item>
        <text:list-item>
          <text:p text:style-name="P8">Can delegate leadership</text:p>
        </text:list-item>
        <text:list-item>
          <text:p text:style-name="P8">Private subgroup creation triggers new public group appearance (metadata mode)</text:p>
        </text:list-item>
        <text:list-item>
          <text:p text:style-name="P8">Group deletion (to archive) requires unanimous consent or admin override</text:p>
        </text:list-item>
      </text:list>
      <text:p text:style-name="Text_20_body"><text:span text:style-name="Strong_20_Emphasis">10. MODERATION AND MONITORING</text:span></text:p>
      <text:list xml:id="list71511354394731104" text:style-name="L9">
        <text:list-item>
          <text:p text:style-name="P9">Initially human-led (group leaders)</text:p>
        </text:list-item>
        <text:list-item>
          <text:p text:style-name="P9">Post flagging, removal by group authority</text:p>
        </text:list-item>
        <text:list-item>
          <text:p text:style-name="P9">BeAxa AI stack moderation introduced post-merger</text:p>
        </text:list-item>
      </text:list>
      <text:p text:style-name="Text_20_body"><text:span text:style-name="Strong_20_Emphasis">11. RESOURCE LIBRARY</text:span></text:p>
      <text:list xml:id="list177623466348928735" text:style-name="L10">
        <text:list-item>
          <text:p text:style-name="P10">Confidentiality templates (stage 1 and 2)</text:p>
        </text:list-item>
        <text:list-item>
          <text:p text:style-name="P10">Investment legal docs</text:p>
        </text:list-item>
        <text:list-item>
          <text:p text:style-name="P10">Pitch deck guides</text:p>
        </text:list-item>
        <text:list-item>
          <text:p text:style-name="P10">Community best-practices</text:p>
        </text:list-item>
      </text:list>
      <text:p text:style-name="Text_20_body"><text:span text:style-name="Strong_20_Emphasis">12. HOSTING &amp; LOCATION</text:span></text:p>
      <text:list xml:id="list7583410850252228284" text:style-name="L11">
        <text:list-item>
          <text:p text:style-name="P11">Hosted on GoDaddy (administered by Toronto-based user)</text:p>
        </text:list-item>
        <text:list-item>
          <text:p text:style-name="P11">Domains: www.EntMent.com, www.StartupsBoard.com</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6-09T14:15:11.08</meta:creation-date>
    <dc:date>2025-06-09T14:44:43.18</dc:date>
    <dc:creator>Christine Ballard</dc:creator>
    <meta:editing-duration>PT29M33S</meta:editing-duration>
    <meta:editing-cycles>2</meta:editing-cycles>
    <meta:generator>OpenOffice/4.1.15$Win32 OpenOffice.org_project/4115m2$Build-9813</meta:generator>
    <meta:document-statistic meta:table-count="0" meta:image-count="0" meta:object-count="0" meta:page-count="3" meta:paragraph-count="65" meta:word-count="771" meta:character-count="5212"/>
  </office:meta>
</office:document-meta>
</file>